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120000018D68BC54F206920056.png" manifest:media-type="image/png"/>
  <manifest:file-entry manifest:full-path="Pictures/10000201000003120000020AF6C26532EC9EE127.png" manifest:media-type="image/png"/>
  <manifest:file-entry manifest:full-path="Pictures/10000201000003C40000039598CA6F159F30879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144cm" svg:height="6.796cm" svg:x="0.095cm" svg:y="0.208cm">
          <draw:image xlink:href="Pictures/10000201000003C40000039598CA6F159F30879F.png" xlink:type="simple" xlink:show="embed" xlink:actuate="onLoad">
            <text:p/>
          </draw:image>
        </draw:frame>
        <draw:frame draw:style-name="gr1" draw:text-style-name="P1" draw:layer="layout" svg:width="5.57cm" svg:height="3.7cm" svg:x="7.835cm" svg:y="0.207cm">
          <draw:image xlink:href="Pictures/10000201000003120000020AF6C26532EC9EE127.png" xlink:type="simple" xlink:show="embed" xlink:actuate="onLoad">
            <text:p/>
          </draw:image>
        </draw:frame>
        <draw:frame draw:style-name="gr1" draw:text-style-name="P1" draw:layer="layout" svg:width="5.56cm" svg:height="2.8cm" svg:x="7.845cm" svg:y="4.207cm">
          <draw:image xlink:href="Pictures/10000201000003120000018D68BC54F20692005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07cm" fo:margin-bottom="0.096cm" fo:margin-left="0.095cm" fo:margin-right="0.095cm" fo:page-width="13.5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6T13:21:10.158273826</meta:creation-date>
    <dc:date>2020-03-06T15:43:51.079718790</dc:date>
    <meta:editing-duration>PT1H32M20S</meta:editing-duration>
    <meta:editing-cycles>4</meta:editing-cycles>
    <meta:generator>LibreOffice/5.1.6.2$Linux_X86_64 LibreOffice_project/10m0$Build-2</meta:generator>
    <meta:document-statistic meta:object-count="3"/>
  </office:meta>
</office:document-meta>
</file>